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margin-top="0cm" fo:margin-left="0cm" fo:margin-right="0cm" style:writing-mode="lr-tb"/>
    </style:style>
    <style:style style:name="P2" style:family="paragraph" style:parent-style-name="Standard">
      <style:paragraph-properties fo:text-align="center" fo:break-before="auto" fo:text-indent="0cm" fo:margin-top="0cm" fo:margin-left="0cm" fo:margin-right="0cm" style:writing-mode="lr-tb"/>
    </style:style>
    <style:style style:name="T2_1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2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3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4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T2_5" style:family="text">
      <style:text-properties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text-indent="0cm" fo:margin-top="0cm" fo:margin-left="0cm" fo:margin-right="0cm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T3_7" style:family="text">
      <style:text-properties style:font-name="Times New Roman" style:font-name-asian="Times New Roman" style:font-name-complex="Times New Roman"/>
    </style:style>
    <style:style style:name="T3_8" style:family="text">
      <style:text-properties style:font-name="Times New Roman" style:font-name-asian="Times New Roman" style:font-name-complex="Times New Roman"/>
    </style:style>
    <style:style style:name="T3_9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4_1" style:family="text"/>
    <style:style style:name="P5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5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5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6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6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6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6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6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6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_7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7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7_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8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8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break-before="auto" fo:text-indent="0cm" fo:margin-top="0cm" fo:margin-bottom="0cm" fo:margin-left="0cm" fo:margin-right="0cm" style:writing-mode="lr-tb"/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079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fo:background-color="#ffffff" style:vertical-align="top" fo:padding-top="0.079cm" fo:padding-bottom="0.079cm" fo:padding-left="0.079cm" fo:padding-right="0.079cm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" style:family="table-cell">
      <style:table-cell-properties fo:background-color="#ffffff" style:vertical-align="top" fo:padding-top="0.079cm" fo:padding-bottom="0.079cm" fo:padding-left="0.079cm" fo:padding-right="0.079cm"/>
    </style:style>
    <style:style style:name="P1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12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P13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13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3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fo:break-before="auto" fo:margin-top="0cm" fo:margin-right="0cm" style:writing-mode="lr-tb"/>
    </style:style>
    <style:style style:name="T14_1" style:family="text">
      <style:text-properties fo:font-size="10pt" style:font-size-asian="10pt" style:font-size-complex="10pt"/>
    </style:style>
    <style:style style:name="T14_2" style:family="text">
      <style:text-properties fo:font-size="10pt" style:font-size-asian="10pt" style:font-size-complex="10pt"/>
    </style:style>
    <style:style style:name="T14_3" style:family="text">
      <style:text-properties fo:font-size="10pt" style:font-size-asian="10pt" style:font-size-complex="10pt"/>
    </style:style>
    <style:style style:name="T14_4" style:family="text">
      <style:text-properties fo:font-size="10pt" style:font-size-asian="10pt" style:font-size-complex="10pt"/>
    </style:style>
    <style:style style:name="T14_5" style:family="text">
      <style:text-properties fo:font-size="10pt" style:font-size-asian="10pt" style:font-size-complex="10pt"/>
    </style:style>
    <style:style style:name="T14_6" style:family="text">
      <style:text-properties fo:font-size="10pt" style:font-size-asian="10pt" style:font-size-complex="10pt"/>
    </style:style>
    <style:style style:name="T14_7" style:family="text">
      <style:text-properties fo:font-size="10pt" style:font-size-asian="10pt" style:font-size-complex="10pt"/>
    </style:style>
    <style:style style:name="P15" style:family="paragraph" style:parent-style-name="Standard">
      <style:paragraph-properties fo:break-before="auto" fo:margin-top="0cm" fo:margin-right="0cm" style:writing-mode="lr-tb"/>
    </style:style>
    <style:style style:name="T1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" style:family="paragraph" style:parent-style-name="Standard">
      <style:paragraph-properties fo:break-before="auto" fo:margin-top="0cm" fo:margin-right="0cm" style:writing-mode="lr-tb"/>
    </style:style>
    <style:style style:name="T1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17_1" style:family="text"/>
    <style:style style:name="P18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18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18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18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18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19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19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break-before="auto" fo:margin-top="0cm" fo:margin-right="0cm" style:writing-mode="lr-tb"/>
    </style:style>
    <style:style style:name="T2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1" style:family="paragraph" style:parent-style-name="Standard">
      <style:paragraph-properties fo:break-before="auto" fo:margin-top="0cm" fo:margin-right="0cm" style:writing-mode="lr-tb"/>
    </style:style>
    <style:style style:name="T2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1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22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2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break-before="auto" fo:margin-top="0cm" fo:margin-right="0cm" style:writing-mode="lr-tb"/>
    </style:style>
    <style:style style:name="T2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5" style:family="text"/>
    <style:style style:name="T23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3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24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4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4_3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4_4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break-before="auto" fo:margin-top="0cm" fo:margin-right="0cm" style:writing-mode="lr-tb"/>
    </style:style>
    <style:style style:name="T2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break-before="auto" fo:margin-top="0cm" fo:margin-right="0cm" style:writing-mode="lr-tb"/>
    </style:style>
    <style:style style:name="T2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break-before="auto" fo:margin-top="0cm" fo:margin-right="0cm" style:writing-mode="lr-tb"/>
    </style:style>
    <style:style style:name="T2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28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T28_2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break-before="auto" fo:margin-top="0cm" fo:margin-right="0cm" style:writing-mode="lr-tb"/>
    </style:style>
    <style:style style:name="T2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9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break-before="auto" fo:margin-top="0cm" fo:margin-right="0cm" style:writing-mode="lr-tb"/>
    </style:style>
    <style:style style:name="T3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break-before="auto" fo:margin-top="0cm" fo:margin-right="0cm" style:writing-mode="lr-tb"/>
    </style:style>
    <style:style style:name="T3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32_1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33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33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text-indent="0cm" fo:margin-top="0cm" fo:margin-bottom="0cm" fo:margin-left="0cm" fo:margin-right="0cm" style:writing-mode="lr-tb"/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able2" style:family="table">
      <style:table-properties table:align="left" style:width="16.51cm" fo:margin-left="0.079cm"/>
    </style:style>
    <style:style style:name="Column3" style:family="table-column">
      <style:table-column-properties style:column-width="8.255cm"/>
    </style:style>
    <style:style style:name="Column4" style:family="table-column">
      <style:table-column-properties style:column-width="8.255cm"/>
    </style:style>
    <style:style style:name="Row2" style:family="table-row"/>
    <style:style style:name="Cell3" style:family="table-cell">
      <style:table-cell-properties fo:background-color="#ffffff" style:vertical-align="top" fo:padding-top="0.079cm" fo:padding-bottom="0.079cm" fo:padding-left="0.079cm" fo:padding-right="0.079cm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4" style:family="table-cell">
      <style:table-cell-properties fo:background-color="#ffffff" style:vertical-align="top" fo:padding-top="0.079cm" fo:padding-bottom="0.079cm" fo:padding-left="0.079cm" fo:padding-right="0.079cm"/>
    </style:style>
    <style:style style:name="P3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37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P38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38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38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38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39" style:family="paragraph" style:parent-style-name="Standard">
      <style:paragraph-properties fo:break-before="auto" fo:margin-top="0cm" fo:margin-right="0cm" style:writing-mode="lr-tb"/>
    </style:style>
    <style:style style:name="T3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9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break-before="auto" fo:margin-top="0cm" fo:margin-right="0cm" style:writing-mode="lr-tb"/>
    </style:style>
    <style:style style:name="T4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0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1" style:family="paragraph" style:parent-style-name="Standard">
      <style:paragraph-properties fo:break-before="auto" fo:margin-top="0cm" fo:margin-right="0cm" style:writing-mode="lr-tb"/>
    </style:style>
    <style:style style:name="T4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27" style:family="text"/>
    <style:style style:name="T41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1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break-before="auto" fo:margin-top="0cm" fo:margin-right="0cm" style:writing-mode="lr-tb"/>
    </style:style>
    <style:style style:name="T4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42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43_1" style:family="text"/>
    <style:style style:name="P44" style:family="paragraph" style:parent-style-name="Standard">
      <style:paragraph-properties fo:break-before="auto" fo:text-indent="0cm" fo:margin-top="0cm" fo:margin-bottom="0cm" fo:margin-left="0cm" fo:margin-right="0cm" style:writing-mode="lr-tb"/>
    </style:style>
    <style:style style:name="Table3" style:family="table">
      <style:table-properties table:align="left" style:width="16.51cm" fo:margin-left="0.079cm"/>
    </style:style>
    <style:style style:name="Column5" style:family="table-column">
      <style:table-column-properties style:column-width="8.255cm"/>
    </style:style>
    <style:style style:name="Column6" style:family="table-column">
      <style:table-column-properties style:column-width="8.255cm"/>
    </style:style>
    <style:style style:name="Row3" style:family="table-row"/>
    <style:style style:name="Cell5" style:family="table-cell">
      <style:table-cell-properties fo:background-color="#ffffff" style:vertical-align="top" fo:padding-top="0.079cm" fo:padding-bottom="0.079cm" fo:padding-left="0.079cm" fo:padding-right="0.079cm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6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7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8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9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10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1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1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1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1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1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16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17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6" style:family="table-cell">
      <style:table-cell-properties fo:background-color="#ffffff" style:vertical-align="top" fo:padding-top="0.079cm" fo:padding-bottom="0.079cm" fo:padding-left="0.079cm" fo:padding-right="0.079cm"/>
    </style:style>
    <style:style style:name="P4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6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6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6_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47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P48" style:family="paragraph" style:parent-style-name="Standard">
      <style:paragraph-properties fo:break-before="page" fo:text-indent="0cm" fo:margin-top="0cm" fo:margin-bottom="0cm" fo:margin-left="0cm" fo:margin-right="0cm" style:writing-mode="lr-tb"/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able4" style:family="table">
      <style:table-properties table:align="left" style:width="16.51cm" fo:margin-left="0.079cm"/>
    </style:style>
    <style:style style:name="Column7" style:family="table-column">
      <style:table-column-properties style:column-width="8.255cm"/>
    </style:style>
    <style:style style:name="Column8" style:family="table-column">
      <style:table-column-properties style:column-width="8.255cm"/>
    </style:style>
    <style:style style:name="Row4" style:family="table-row"/>
    <style:style style:name="Cell7" style:family="table-cell">
      <style:table-cell-properties fo:background-color="#ffffff" style:vertical-align="top" fo:padding-top="0.079cm" fo:padding-bottom="0.079cm" fo:padding-left="0.079cm" fo:padding-right="0.079cm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8" style:family="table-cell">
      <style:table-cell-properties fo:background-color="#ffffff" style:vertical-align="top" fo:padding-top="0.079cm" fo:padding-bottom="0.079cm" fo:padding-left="0.079cm" fo:padding-right="0.079cm"/>
    </style:style>
    <style:style style:name="P50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51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P52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52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52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52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53" style:family="paragraph" style:parent-style-name="Standard">
      <style:paragraph-properties fo:break-before="auto" fo:margin-top="0cm" fo:margin-right="0cm" style:writing-mode="lr-tb"/>
    </style:style>
    <style:style style:name="T5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4" style:family="paragraph" style:parent-style-name="Standard">
      <style:paragraph-properties fo:break-before="auto" fo:margin-top="0cm" fo:margin-right="0cm" style:writing-mode="lr-tb"/>
    </style:style>
    <style:style style:name="T5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5" style:family="paragraph" style:parent-style-name="Standard">
      <style:paragraph-properties fo:break-before="auto" fo:margin-top="0cm" fo:margin-right="0cm" style:writing-mode="lr-tb"/>
    </style:style>
    <style:style style:name="T5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5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6" style:family="paragraph" style:parent-style-name="Standard">
      <style:paragraph-properties fo:break-before="auto" fo:margin-top="0cm" fo:margin-right="0cm" style:writing-mode="lr-tb"/>
    </style:style>
    <style:style style:name="T5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6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7" style:family="paragraph" style:parent-style-name="Standard">
      <style:paragraph-properties fo:break-before="auto" fo:margin-top="0cm" fo:margin-right="0cm" style:writing-mode="lr-tb"/>
    </style:style>
    <style:style style:name="T5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7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58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58_1" style:family="text"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fo:text-indent="0cm" fo:margin-top="0cm" fo:margin-bottom="0cm" fo:margin-left="0cm" fo:margin-right="0cm" style:writing-mode="lr-tb"/>
      <style:text-properties fo:font-weight="bold" style:font-weight-asian="bold" style:font-weight-complex="bold"/>
    </style:style>
    <style:style style:name="Table5" style:family="table">
      <style:table-properties table:align="left" style:width="16.51cm" fo:margin-left="0.079cm"/>
    </style:style>
    <style:style style:name="Column9" style:family="table-column">
      <style:table-column-properties style:column-width="8.255cm"/>
    </style:style>
    <style:style style:name="Column10" style:family="table-column">
      <style:table-column-properties style:column-width="8.255cm"/>
    </style:style>
    <style:style style:name="Row5" style:family="table-row"/>
    <style:style style:name="Cell9" style:family="table-cell">
      <style:table-cell-properties fo:background-color="#ffffff" style:vertical-align="top" fo:padding-top="0.079cm" fo:padding-bottom="0.079cm" fo:padding-left="0.079cm" fo:padding-right="0.079cm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0" style:family="table-cell">
      <style:table-cell-properties fo:background-color="#ffffff" style:vertical-align="top" fo:padding-top="0.079cm" fo:padding-bottom="0.079cm" fo:padding-left="0.079cm" fo:padding-right="0.079cm"/>
    </style:style>
    <style:style style:name="P6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.159cm" fo:margin-bottom="0.159cm" fo:margin-left="0cm" fo:margin-right="0cm" style:writing-mode="lr-tb"/>
    </style:style>
    <style:style style:name="T62_1" style:family="text">
      <style:text-properties fo:font-size="10pt" style:font-size-asian="10pt" style:font-size-complex="10pt" fo:font-weight="bold" style:font-weight-asian="bold" style:font-weight-complex="bold"/>
    </style:style>
    <style:style style:name="T62_2" style:family="text">
      <style:text-properties fo:font-size="10pt" style:font-size-asian="10pt" style:font-size-complex="10pt" fo:font-weight="bold" style:font-weight-asian="bold" style:font-weight-complex="bold"/>
    </style:style>
    <style:style style:name="T62_3" style:family="text">
      <style:text-properties fo:font-size="10pt" style:font-size-asian="10pt" style:font-size-complex="10pt" fo:font-weight="bold" style:font-weight-asian="bold" style:font-weight-complex="bold"/>
    </style:style>
    <style:style style:name="P63" style:family="paragraph" style:parent-style-name="Standard">
      <style:paragraph-properties fo:break-before="auto" fo:text-indent="0cm" fo:margin-top="0cm" fo:margin-left="0cm" fo:margin-right="0cm" style:writing-mode="lr-tb"/>
      <style:text-properties fo:font-size="10pt" style:font-size-asian="10pt" style:font-size-complex="10pt" fo:font-weight="bold" style:font-weight-asian="bold" style:font-weight-complex="bold"/>
    </style:style>
    <style:style style:name="P64" style:family="paragraph" style:parent-style-name="Standard">
      <style:paragraph-properties fo:break-before="auto" fo:margin-top="0cm" fo:margin-right="0cm" style:writing-mode="lr-tb"/>
    </style:style>
    <style:style style:name="T6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5" style:family="paragraph" style:parent-style-name="Standard">
      <style:paragraph-properties fo:break-before="auto" fo:margin-top="0cm" fo:margin-right="0cm" style:writing-mode="lr-tb"/>
    </style:style>
    <style:style style:name="T6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5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6" style:family="paragraph" style:parent-style-name="Standard">
      <style:paragraph-properties fo:break-before="auto" fo:margin-top="0cm" fo:margin-right="0cm" style:writing-mode="lr-tb"/>
    </style:style>
    <style:style style:name="T6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6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7" style:family="paragraph" style:parent-style-name="Standard">
      <style:paragraph-properties fo:break-before="auto" fo:margin-top="0cm" fo:margin-right="0cm" style:writing-mode="lr-tb"/>
    </style:style>
    <style:style style:name="T6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6" style:family="text"/>
    <style:style style:name="T67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7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8" style:family="paragraph" style:parent-style-name="Standard">
      <style:paragraph-properties fo:break-before="auto" fo:margin-top="0cm" fo:margin-right="0cm" style:writing-mode="lr-tb"/>
    </style:style>
    <style:style style:name="T6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28" style:family="text"/>
    <style:style style:name="T68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68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69" style:family="paragraph" style:parent-style-name="Standard">
      <style:paragraph-properties fo:break-before="auto" fo:text-indent="0cm" fo:margin-top="0cm" fo:margin-bottom="0cm" fo:margin-left="0cm" fo:margin-right="0cm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Table6" style:family="table">
      <style:table-properties table:align="left" style:width="16.51cm" fo:margin-left="0.079cm"/>
    </style:style>
    <style:style style:name="Column11" style:family="table-column">
      <style:table-column-properties style:column-width="9.631cm"/>
    </style:style>
    <style:style style:name="Column12" style:family="table-column">
      <style:table-column-properties style:column-width="6.879cm"/>
    </style:style>
    <style:style style:name="Row6" style:family="table-row"/>
    <style:style style:name="Cell11" style:family="table-cell">
      <style:table-cell-properties fo:background-color="#ffffff" style:vertical-align="top" fo:padding-top="0.079cm" fo:padding-bottom="0.079cm" fo:padding-left="0.079cm" fo:padding-right="0.079cm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6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7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8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9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10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1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1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1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1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15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16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17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18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19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20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0_2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2" style:family="table-cell">
      <style:table-cell-properties fo:background-color="#ffffff" style:vertical-align="top" fo:padding-top="0.079cm" fo:padding-bottom="0.079cm" fo:padding-left="0.079cm" fo:padding-right="0.079cm"/>
    </style:style>
    <style:style style:name="P7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1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1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1_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72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P73" style:family="paragraph" style:parent-style-name="Standard">
      <style:paragraph-properties fo:break-before="auto" fo:text-indent="0cm" fo:margin-top="0cm" fo:margin-left="0cm" fo:margin-right="0cm" style:writing-mode="lr-tb"/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74" style:family="paragraph" style:parent-style-name="Standard">
      <style:paragraph-properties fo:break-before="auto" fo:text-indent="0cm" fo:margin-top="0cm" fo:margin-bottom="0cm" fo:margin-left="0cm" fo:margin-right="0cm" style:writing-mode="lr-tb"/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able7" style:family="table">
      <style:table-properties table:align="left" style:width="16.51cm" fo:margin-left="0.079cm"/>
    </style:style>
    <style:style style:name="Column13" style:family="table-column">
      <style:table-column-properties style:column-width="8.255cm"/>
    </style:style>
    <style:style style:name="Column14" style:family="table-column">
      <style:table-column-properties style:column-width="8.255cm"/>
    </style:style>
    <style:style style:name="Row7" style:family="table-row"/>
    <style:style style:name="Cell13" style:family="table-cell">
      <style:table-cell-properties fo:background-color="#ffffff" style:vertical-align="top" fo:padding-top="0.079cm" fo:padding-bottom="0.079cm" fo:padding-left="0.079cm" fo:padding-right="0.079cm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4" style:family="table-cell">
      <style:table-cell-properties fo:background-color="#ffffff" style:vertical-align="top" fo:padding-top="0.079cm" fo:padding-bottom="0.079cm" fo:padding-left="0.079cm" fo:padding-right="0.079cm"/>
    </style:style>
    <style:style style:name="P7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.159cm" fo:margin-bottom="0.159cm" fo:margin-left="1.058cm" fo:margin-right="0cm" style:writing-mode="lr-tb"/>
    </style:style>
    <style:style style:name="T77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77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77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77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77_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78" style:family="paragraph" style:parent-style-name="Standard">
      <style:paragraph-properties fo:break-before="auto" fo:margin-top="0cm" fo:margin-right="0cm" style:writing-mode="lr-tb"/>
    </style:style>
    <style:style style:name="T7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32" style:family="text"/>
    <style:style style:name="T78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8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79" style:family="paragraph" style:parent-style-name="Standard">
      <style:paragraph-properties fo:break-before="auto" fo:margin-top="0cm" fo:margin-right="0cm" style:writing-mode="lr-tb"/>
    </style:style>
    <style:style style:name="T79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38" style:family="text"/>
    <style:style style:name="T79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79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0" style:family="paragraph" style:parent-style-name="Standard">
      <style:paragraph-properties fo:break-before="auto" fo:margin-top="0cm" fo:margin-right="0cm" style:writing-mode="lr-tb"/>
    </style:style>
    <style:style style:name="T8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1" style:family="paragraph" style:parent-style-name="Standard">
      <style:paragraph-properties fo:break-before="auto" fo:margin-top="0cm" fo:margin-right="0cm" style:writing-mode="lr-tb"/>
    </style:style>
    <style:style style:name="T8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34" style:family="text"/>
    <style:style style:name="T81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1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2" style:family="paragraph" style:parent-style-name="Standard">
      <style:paragraph-properties fo:break-before="auto" fo:text-indent="0cm" fo:margin-top="0cm" fo:margin-left="0.635cm" fo:margin-right="0cm" style:writing-mode="lr-tb"/>
    </style:style>
    <style:style style:name="T82_1" style:family="text"/>
    <style:style style:name="P83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83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83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83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83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84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84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4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4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85" style:family="paragraph" style:parent-style-name="Standard">
      <style:paragraph-properties fo:break-before="auto" fo:margin-top="0cm" fo:margin-right="0cm" style:writing-mode="lr-tb"/>
    </style:style>
    <style:style style:name="T85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5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86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86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6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6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87" style:family="paragraph" style:parent-style-name="Standard">
      <style:paragraph-properties fo:break-before="auto" fo:margin-top="0cm" fo:margin-right="0cm" style:writing-mode="lr-tb"/>
    </style:style>
    <style:style style:name="T87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87_2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88" style:family="paragraph" style:parent-style-name="Standard">
      <style:paragraph-properties fo:break-before="auto" fo:text-indent="0cm" fo:margin-top="0cm" fo:margin-left="0cm" fo:margin-right="0cm" style:writing-mode="lr-tb"/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89" style:family="paragraph" style:parent-style-name="Standard">
      <style:paragraph-properties fo:break-before="auto" fo:text-indent="0cm" fo:margin-top="0cm" fo:margin-left="0cm" fo:margin-right="0cm" style:writing-mode="lr-tb"/>
    </style:style>
    <style:style style:name="T89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89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89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T89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solid" style:text-underline-color="font-color"/>
    </style:style>
    <style:style style:name="P90" style:family="paragraph" style:parent-style-name="Standard">
      <style:paragraph-properties fo:break-before="auto" fo:margin-top="0cm" fo:margin-right="0cm" style:writing-mode="lr-tb"/>
    </style:style>
    <style:style style:name="T90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0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1" style:family="paragraph" style:parent-style-name="Standard">
      <style:paragraph-properties fo:break-before="auto" fo:margin-top="0cm" fo:margin-right="0cm" style:writing-mode="lr-tb"/>
    </style:style>
    <style:style style:name="T91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1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2" style:family="paragraph" style:parent-style-name="Standard">
      <style:paragraph-properties fo:break-before="auto" fo:margin-top="0cm" fo:margin-right="0cm" style:writing-mode="lr-tb"/>
    </style:style>
    <style:style style:name="T92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2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3" style:family="paragraph" style:parent-style-name="Standard">
      <style:paragraph-properties fo:break-before="auto" fo:margin-top="0cm" fo:margin-right="0cm" style:writing-mode="lr-tb"/>
    </style:style>
    <style:style style:name="T93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3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94" style:family="paragraph" style:parent-style-name="Standard">
      <style:paragraph-properties fo:break-before="auto" fo:margin-top="0cm" fo:margin-bottom="0cm" fo:margin-right="0cm" style:writing-mode="lr-tb"/>
    </style:style>
    <style:style style:name="T94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1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3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4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5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6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6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6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6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94_64" style:family="text">
      <style:text-properties style:font-name="Times New Roman" fo:font-size="10pt" style:font-name-asian="Times New Roman" style:font-size-asian="10pt" style:font-name-complex="Times New Roman" style:font-size-complex="10pt"/>
    </style:style>
  </office:automatic-styles>
  <office:body>
    <office:text>
      <text:p text:style-name="P1"/>
      <text:p text:style-name="P2"><text:span text:style-name="T2_1">Christopher</text:span><text:span text:style-name="T2_2"><text:s/></text:span><text:span text:style-name="T2_3">J</text:span><text:span text:style-name="T2_4">.<text:s/></text:span><text:span text:style-name="T2_5">McDonald</text:span></text:p>
      <text:p text:style-name="P3"><text:span text:style-name="T3_1">chris</text:span><text:span text:style-name="T3_2">.</text:span><text:span text:style-name="T3_3">mcdonald</text:span><text:span text:style-name="T3_4">.</text:span><text:span text:style-name="T3_5">work</text:span><text:span text:style-name="T3_6">@</text:span><text:span text:style-name="T3_7">gmail</text:span><text:span text:style-name="T3_8">.</text:span><text:span text:style-name="T3_9">com</text:span></text:p>
      <text:p text:style-name="P4"><text:span text:style-name="T4_1"> </text:span></text:p>
      <text:p text:style-name="P5"><text:span text:style-name="T5_1">SUMMARY</text:span><text:span text:style-name="T5_2">:</text:span></text:p>
      <text:p text:style-name="P6"><text:span text:style-name="T6_1">Technology</text:span><text:span text:style-name="T6_2"><text:s/></text:span><text:span text:style-name="T6_3">enthusiast</text:span><text:span text:style-name="T6_4"><text:s/></text:span><text:span text:style-name="T6_5">with</text:span><text:span text:style-name="T6_6"><text:s/></text:span><text:span text:style-name="T6_7">a</text:span><text:span text:style-name="T6_8"><text:s/></text:span><text:span text:style-name="T6_9">varied</text:span><text:span text:style-name="T6_10"><text:s/></text:span><text:span text:style-name="T6_11">background</text:span><text:span text:style-name="T6_12"><text:s/></text:span><text:span text:style-name="T6_13">which</text:span><text:span text:style-name="T6_14"><text:s/></text:span><text:span text:style-name="T6_15">gives</text:span><text:span text:style-name="T6_16"><text:s/></text:span><text:span text:style-name="T6_17">me</text:span><text:span text:style-name="T6_18"><text:s/></text:span><text:span text:style-name="T6_19">a</text:span><text:span text:style-name="T6_20"><text:s/></text:span><text:span text:style-name="T6_21">unique</text:span><text:span text:style-name="T6_22"><text:s/></text:span><text:span text:style-name="T6_23">view</text:span><text:span text:style-name="T6_24"><text:s/></text:span><text:span text:style-name="T6_25">on</text:span><text:span text:style-name="T6_26"><text:s/></text:span><text:span text:style-name="T6_27">software</text:span><text:span text:style-name="T6_28"><text:s/></text:span><text:span text:style-name="T6_29">development</text:span><text:span text:style-name="T6_30">. <text:s/></text:span><text:span text:style-name="T6_31">Main</text:span><text:span text:style-name="T6_32"><text:s/></text:span><text:span text:style-name="T6_33">focus</text:span><text:span text:style-name="T6_34"><text:s/></text:span><text:span text:style-name="T6_35">is</text:span><text:span text:style-name="T6_36"><text:s/></text:span><text:span text:style-name="T6_37">creating</text:span><text:span text:style-name="T6_38"><text:s/></text:span><text:span text:style-name="T6_39">a</text:span><text:span text:style-name="T6_40"><text:s/></text:span><text:span text:style-name="T6_41">product</text:span><text:span text:style-name="T6_42"><text:s/></text:span><text:span text:style-name="T6_43">that</text:span><text:span text:style-name="T6_44"><text:s/></text:span><text:span text:style-name="T6_45">not</text:span><text:span text:style-name="T6_46"><text:s/></text:span><text:span text:style-name="T6_47">only</text:span><text:span text:style-name="T6_48"><text:s/></text:span><text:span text:style-name="T6_49">I</text:span><text:span text:style-name="T6_50"><text:s/></text:span><text:span text:style-name="T6_51">can</text:span><text:span text:style-name="T6_52"><text:s/></text:span><text:span text:style-name="T6_53">be</text:span><text:span text:style-name="T6_54"><text:s/></text:span><text:span text:style-name="T6_55">proud</text:span><text:span text:style-name="T6_56"><text:s/></text:span><text:span text:style-name="T6_57">of</text:span><text:span text:style-name="T6_58"><text:s/></text:span><text:span text:style-name="T6_59">but</text:span><text:span text:style-name="T6_60"><text:s/></text:span><text:span text:style-name="T6_61">makes</text:span><text:span text:style-name="T6_62"><text:s/></text:span><text:span text:style-name="T6_63">companies</text:span><text:span text:style-name="T6_64"><text:s/></text:span><text:span text:style-name="T6_65">proud</text:span><text:span text:style-name="T6_66"><text:s/></text:span><text:span text:style-name="T6_67">as</text:span><text:span text:style-name="T6_68"><text:s/></text:span><text:span text:style-name="T6_69">well</text:span><text:span text:style-name="T6_70">. </text:span></text:p>
      <text:p text:style-name="P7"><text:span text:style-name="T7_1"> </text:span></text:p>
      <text:p text:style-name="P8"><text:span text:style-name="T8_1">EDUCATION</text:span><text:span text:style-name="T8_2">:</text:span></text:p>
      <text:p text:style-name="P9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0"><text:span text:style-name="T10_1">Mt</text:span><text:span text:style-name="T10_2"><text:s/></text:span><text:span text:style-name="T10_3">Hood</text:span><text:span text:style-name="T10_4"><text:s/></text:span><text:span text:style-name="T10_5">C</text:span><text:span text:style-name="T10_6">.</text:span><text:span text:style-name="T10_7">C</text:span><text:span text:style-name="T10_8">.,<text:s/></text:span><text:span text:style-name="T10_9">Gresham</text:span><text:span text:style-name="T10_10"><text:s/></text:span><text:span text:style-name="T10_11">OR</text:span></text:p>
          </table:table-cell>
          <table:table-cell table:style-name="Cell2">
            <text:p text:style-name="P11"><text:span text:style-name="T11_1">2008</text:span></text:p>
          </table:table-cell>
        </table:table-row>
      </table:table>
      <text:p text:style-name="P12"/>
      <text:p text:style-name="P13"><text:span text:style-name="T13_1">Courses</text:span><text:span text:style-name="T13_2">:</text:span></text:p>
      <text:list text:style-name="LS1" xml:id="list0">
        <text:list-item>
          <text:p text:style-name="P14"><text:span text:style-name="T14_1">Introduction</text:span><text:span text:style-name="T14_2"><text:s/></text:span><text:span text:style-name="T14_3">to</text:span><text:span text:style-name="T14_4"><text:s/></text:span><text:span text:style-name="T14_5">Computer</text:span><text:span text:style-name="T14_6"><text:s/></text:span><text:span text:style-name="T14_7">Science</text:span></text:p>
        </text:list-item>
        <text:list-item>
          <text:p text:style-name="P15"><text:span text:style-name="T15_1">Introduction</text:span><text:span text:style-name="T15_2"><text:s/></text:span><text:span text:style-name="T15_3">to</text:span><text:span text:style-name="T15_4"><text:s/></text:span><text:span text:style-name="T15_5">C</text:span><text:span text:style-name="T15_6">++</text:span></text:p>
        </text:list-item>
        <text:list-item>
          <text:p text:style-name="P16"><text:span text:style-name="T16_1">Public</text:span><text:span text:style-name="T16_2"><text:s/></text:span><text:span text:style-name="T16_3">Speaking</text:span></text:p>
        </text:list-item>
      </text:list>
      <text:p text:style-name="P17"><text:span text:style-name="T17_1"> </text:span></text:p>
      <text:p text:style-name="P18"><text:span text:style-name="T18_1">TECHNICAL</text:span><text:span text:style-name="T18_2"><text:s/></text:span><text:span text:style-name="T18_3">SKILLS</text:span><text:span text:style-name="T18_4">:</text:span></text:p>
      <text:p text:style-name="P19"><text:span text:style-name="T19_1">Platforms</text:span><text:span text:style-name="T19_2">:</text:span></text:p>
      <text:list text:style-name="LS2" xml:id="list3">
        <text:list-item>
          <text:p text:style-name="P20"><text:span text:style-name="T20_1">Can</text:span><text:span text:style-name="T20_2"><text:s/></text:span><text:span text:style-name="T20_3">install</text:span><text:span text:style-name="T20_4">,<text:s/></text:span><text:span text:style-name="T20_5">configure</text:span><text:span text:style-name="T20_6">,<text:s/></text:span><text:span text:style-name="T20_7">and</text:span><text:span text:style-name="T20_8"><text:s/></text:span><text:span text:style-name="T20_9">image</text:span><text:span text:style-name="T20_10"><text:s/></text:span><text:span text:style-name="T20_11">Windows</text:span><text:span text:style-name="T20_12">,<text:s/></text:span><text:span text:style-name="T20_13">several</text:span><text:span text:style-name="T20_14"><text:s/></text:span><text:span text:style-name="T20_15">distributions</text:span><text:span text:style-name="T20_16"><text:s/></text:span><text:span text:style-name="T20_17">of</text:span><text:span text:style-name="T20_18"><text:s/></text:span><text:span text:style-name="T20_19">Linux</text:span><text:span text:style-name="T20_20">,<text:s/></text:span><text:span text:style-name="T20_21">and</text:span><text:span text:style-name="T20_22"><text:s/></text:span><text:span text:style-name="T20_23">Mac</text:span><text:span text:style-name="T20_24"><text:s/></text:span><text:span text:style-name="T20_25">OSX</text:span><text:span text:style-name="T20_26">.</text:span></text:p>
        </text:list-item>
        <text:list-item>
          <text:p text:style-name="P21"><text:span text:style-name="T21_1">Experienced</text:span><text:span text:style-name="T21_2"><text:s/></text:span><text:span text:style-name="T21_3">programming</text:span><text:span text:style-name="T21_4"><text:s/></text:span><text:span text:style-name="T21_5">and</text:span><text:span text:style-name="T21_6"><text:s/></text:span><text:span text:style-name="T21_7">testing</text:span><text:span text:style-name="T21_8"><text:s/></text:span><text:span text:style-name="T21_9">on</text:span><text:span text:style-name="T21_10"><text:s/></text:span><text:span text:style-name="T21_11">Windows</text:span><text:span text:style-name="T21_12">,<text:s/></text:span><text:span text:style-name="T21_13">and</text:span><text:span text:style-name="T21_14"><text:s/></text:span><text:span text:style-name="T21_15">Linux</text:span><text:span text:style-name="T21_16">.</text:span></text:p>
        </text:list-item>
      </text:list>
      <text:p text:style-name="P22"><text:span text:style-name="T22_1">Software</text:span><text:span text:style-name="T22_2">:</text:span></text:p>
      <text:list text:style-name="LS3" xml:id="list5">
        <text:list-item>
          <text:p text:style-name="P23"><text:span text:style-name="T23_1">Experienced</text:span><text:span text:style-name="T23_2"><text:s/></text:span><text:span text:style-name="T23_3">with</text:span><text:span text:style-name="T23_4"><text:s/></text:span><text:span text:style-name="T23_5">a</text:span><text:span text:style-name="T23_6"><text:s/></text:span><text:span text:style-name="T23_7">large</text:span><text:span text:style-name="T23_8"><text:s/></text:span><text:span text:style-name="T23_9">variety</text:span><text:span text:style-name="T23_10"><text:s/></text:span><text:span text:style-name="T23_11">of</text:span><text:span text:style-name="T23_12"><text:s/></text:span><text:span text:style-name="T23_13">IDEs</text:span><text:span text:style-name="T23_14">,</text:span><text:span text:style-name="T23_15"><text:s/></text:span><text:span text:style-name="T23_16">VCSs</text:span><text:span text:style-name="T23_17">,<text:s/></text:span><text:span text:style-name="T23_18">issue</text:span><text:span text:style-name="T23_19"><text:s/></text:span><text:span text:style-name="T23_20">trackers</text:span><text:span text:style-name="T23_21">,<text:s/></text:span><text:span text:style-name="T23_22">and</text:span><text:span text:style-name="T23_23"><text:s/></text:span><text:span text:style-name="T23_24">project</text:span><text:span text:style-name="T23_25"><text:s/></text:span><text:span text:style-name="T23_26">management</text:span><text:span text:style-name="T23_27"><text:s/></text:span><text:span text:style-name="T23_28">software</text:span><text:span text:style-name="T23_29">.</text:span></text:p>
        </text:list-item>
      </text:list>
      <text:p text:style-name="P24"><text:span text:style-name="T24_1">Programming</text:span><text:span text:style-name="T24_2"><text:s/></text:span><text:span text:style-name="T24_3">Languages</text:span><text:span text:style-name="T24_4">:</text:span></text:p>
      <text:list text:style-name="LS4" xml:id="list6">
        <text:list-item>
          <text:p text:style-name="P25"><text:span text:style-name="T25_1">3+<text:s/></text:span><text:span text:style-name="T25_2">years</text:span><text:span text:style-name="T25_3"><text:s/></text:span><text:span text:style-name="T25_4">experience</text:span><text:span text:style-name="T25_5"><text:s/></text:span><text:span text:style-name="T25_6">with</text:span><text:span text:style-name="T25_7"><text:s/></text:span><text:span text:style-name="T25_8">C</text:span><text:span text:style-name="T25_9">++,<text:s/></text:span><text:span text:style-name="T25_10">Python</text:span><text:span text:style-name="T25_11">,<text:s/></text:span><text:span text:style-name="T25_12">and</text:span><text:span text:style-name="T25_13"><text:s/></text:span><text:span text:style-name="T25_14">SQL</text:span><text:span text:style-name="T25_15">.</text:span></text:p>
        </text:list-item>
        <text:list-item>
          <text:p text:style-name="P26"><text:span text:style-name="T26_1">2+<text:s/></text:span><text:span text:style-name="T26_2">years</text:span><text:span text:style-name="T26_3"><text:s/></text:span><text:span text:style-name="T26_4">experience</text:span><text:span text:style-name="T26_5"><text:s/></text:span><text:span text:style-name="T26_6">with</text:span><text:span text:style-name="T26_7"><text:s/></text:span><text:span text:style-name="T26_8">Perl</text:span><text:span text:style-name="T26_9">,<text:s/></text:span><text:span text:style-name="T26_10">PHP</text:span><text:span text:style-name="T26_11">,<text:s/></text:span><text:span text:style-name="T26_12">Java</text:span><text:span text:style-name="T26_13">,<text:s/></text:span><text:span text:style-name="T26_14">and</text:span><text:span text:style-name="T26_15"><text:s/></text:span><text:span text:style-name="T26_16">Lua</text:span><text:span text:style-name="T26_17">,<text:s/></text:span><text:span text:style-name="T26_18">SQL</text:span><text:span text:style-name="T26_19">.</text:span></text:p>
        </text:list-item>
        <text:list-item>
          <text:p text:style-name="P27"><text:span text:style-name="T27_1">1+<text:s/></text:span><text:span text:style-name="T27_2">years</text:span><text:span text:style-name="T27_3"><text:s/></text:span><text:span text:style-name="T27_4">experience</text:span><text:span text:style-name="T27_5"><text:s/></text:span><text:span text:style-name="T27_6">using</text:span><text:span text:style-name="T27_7"><text:s/></text:span><text:span text:style-name="T27_8">Haskell</text:span><text:span text:style-name="T27_9">,<text:s/></text:span><text:span text:style-name="T27_10">C</text:span><text:span text:style-name="T27_11">,<text:s/></text:span><text:span text:style-name="T27_12">and</text:span><text:span text:style-name="T27_13"><text:s/></text:span><text:span text:style-name="T27_14">C</text:span><text:span text:style-name="T27_15">#.</text:span></text:p>
        </text:list-item>
      </text:list>
      <text:p text:style-name="P28"><text:span text:style-name="T28_1">General</text:span><text:span text:style-name="T28_2">:</text:span></text:p>
      <text:list text:style-name="LS5" xml:id="list9">
        <text:list-item>
          <text:p text:style-name="P29"><text:span text:style-name="T29_1">Excel</text:span><text:span text:style-name="T29_2"><text:s/></text:span><text:span text:style-name="T29_3">at</text:span><text:span text:style-name="T29_4"><text:s/></text:span><text:span text:style-name="T29_5">multitasking</text:span><text:span text:style-name="T29_6">,<text:s/></text:span><text:span text:style-name="T29_7">problem</text:span><text:span text:style-name="T29_8"><text:s/></text:span><text:span text:style-name="T29_9">solving</text:span><text:span text:style-name="T29_10"><text:s/></text:span><text:span text:style-name="T29_11">and</text:span><text:span text:style-name="T29_12"><text:s/></text:span><text:span text:style-name="T29_13">a</text:span><text:span text:style-name="T29_14"><text:s/></text:span><text:span text:style-name="T29_15">quick</text:span><text:span text:style-name="T29_16"><text:s/></text:span><text:span text:style-name="T29_17">learner</text:span><text:span text:style-name="T29_18">.</text:span></text:p>
        </text:list-item>
        <text:list-item>
          <text:p text:style-name="P30"><text:span text:style-name="T30_1">Experience</text:span><text:span text:style-name="T30_2"><text:s/></text:span><text:span text:style-name="T30_3">with</text:span><text:span text:style-name="T30_4"><text:s/></text:span><text:span text:style-name="T30_5">management</text:span><text:span text:style-name="T30_6">,<text:s/></text:span><text:span text:style-name="T30_7">training</text:span><text:span text:style-name="T30_8"><text:s/></text:span><text:span text:style-name="T30_9">of</text:span><text:span text:style-name="T30_10"><text:s/></text:span><text:span text:style-name="T30_11">employees</text:span><text:span text:style-name="T30_12"><text:s/></text:span><text:span text:style-name="T30_13">and</text:span><text:span text:style-name="T30_14"><text:s/></text:span><text:span text:style-name="T30_15">client</text:span><text:span text:style-name="T30_16"><text:s/></text:span><text:span text:style-name="T30_17">interfacing</text:span><text:span text:style-name="T30_18">.</text:span></text:p>
        </text:list-item>
        <text:list-item>
          <text:p text:style-name="P31"><text:span text:style-name="T31_1">Great</text:span><text:span text:style-name="T31_2"><text:s/></text:span><text:span text:style-name="T31_3">written</text:span><text:span text:style-name="T31_4"><text:s/></text:span><text:span text:style-name="T31_5">and</text:span><text:span text:style-name="T31_6"><text:s/></text:span><text:span text:style-name="T31_7">verbal</text:span><text:span text:style-name="T31_8"><text:s/></text:span><text:span text:style-name="T31_9">communication</text:span><text:span text:style-name="T31_10">.</text:span></text:p>
        </text:list-item>
      </text:list>
      <text:p text:style-name="P32"><text:span text:style-name="T32_1"> </text:span></text:p>
      <text:p text:style-name="P33"><text:span text:style-name="T33_1">EXPERIENCE</text:span><text:span text:style-name="T33_2">:</text:span></text:p>
      <text:p text:style-name="P34"/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35"><text:span text:style-name="T35_1">Parthenon</text:span><text:span text:style-name="T35_2"><text:s/></text:span><text:span text:style-name="T35_3">Software</text:span><text:span text:style-name="T35_4"><text:s/></text:span><text:span text:style-name="T35_5">Group</text:span><text:span text:style-name="T35_6">,<text:s/></text:span><text:span text:style-name="T35_7">Portland</text:span><text:span text:style-name="T35_8"><text:s/></text:span><text:span text:style-name="T35_9">OR</text:span></text:p>
          </table:table-cell>
          <table:table-cell table:style-name="Cell4">
            <text:p text:style-name="P36"><text:span text:style-name="T36_1">Sept</text:span><text:span text:style-name="T36_2"><text:s/>09<text:s/>–<text:s/></text:span><text:span text:style-name="T36_3">Nov</text:span><text:span text:style-name="T36_4"><text:s/>09</text:span></text:p>
          </table:table-cell>
        </table:table-row>
      </table:table>
      <text:p text:style-name="P37"/>
      <text:p text:style-name="P38"><text:span text:style-name="T38_1">SW</text:span><text:span text:style-name="T38_2"><text:s/></text:span><text:span text:style-name="T38_3">Developer</text:span></text:p>
      <text:list text:style-name="LS6" xml:id="list12">
        <text:list-item>
          <text:p text:style-name="P39"><text:span text:style-name="T39_1">Updated</text:span><text:span text:style-name="T39_2"><text:s/></text:span><text:span text:style-name="T39_3">unit</text:span><text:span text:style-name="T39_4"><text:s/></text:span><text:span text:style-name="T39_5">tests</text:span><text:span text:style-name="T39_6">,<text:s/></text:span><text:span text:style-name="T39_7">allowing</text:span><text:span text:style-name="T39_8"><text:s/></text:span><text:span text:style-name="T39_9">for</text:span><text:span text:style-name="T39_10"><text:s/></text:span><text:span text:style-name="T39_11">more</text:span><text:span text:style-name="T39_12"><text:s/></text:span><text:span text:style-name="T39_13">confidence</text:span><text:span text:style-name="T39_14"><text:s/></text:span><text:span text:style-name="T39_15">that</text:span><text:span text:style-name="T39_16"><text:s/></text:span><text:span text:style-name="T39_17">application</text:span><text:span text:style-name="T39_18"><text:s/></text:span><text:span text:style-name="T39_19">was</text:span><text:span text:style-name="T39_20"><text:s/></text:span><text:span text:style-name="T39_21">correct</text:span><text:span text:style-name="T39_22">.</text:span></text:p>
        </text:list-item>
        <text:list-item>
          <text:p text:style-name="P40"><text:span text:style-name="T40_1">Met</text:span><text:span text:style-name="T40_2"><text:s/></text:span><text:span text:style-name="T40_3">with</text:span><text:span text:style-name="T40_4"><text:s/></text:span><text:span text:style-name="T40_5">clients</text:span><text:span text:style-name="T40_6"><text:s/></text:span><text:span text:style-name="T40_7">to</text:span><text:span text:style-name="T40_8"><text:s/></text:span><text:span text:style-name="T40_9">discuss</text:span><text:span text:style-name="T40_10"><text:s/></text:span><text:span text:style-name="T40_11">and</text:span><text:span text:style-name="T40_12"><text:s/></text:span><text:span text:style-name="T40_13">advise</text:span><text:span text:style-name="T40_14"><text:s/></text:span><text:span text:style-name="T40_15">on</text:span><text:span text:style-name="T40_16"><text:s/></text:span><text:span text:style-name="T40_17">what</text:span><text:span text:style-name="T40_18"><text:s/></text:span><text:span text:style-name="T40_19">course</text:span><text:span text:style-name="T40_20"><text:s/></text:span><text:span text:style-name="T40_21">to</text:span><text:span text:style-name="T40_22"><text:s/></text:span><text:span text:style-name="T40_23">take</text:span><text:span text:style-name="T40_24"><text:s/></text:span><text:span text:style-name="T40_25">for</text:span><text:span text:style-name="T40_26"><text:s/></text:span><text:span text:style-name="T40_27">re</text:span><text:span text:style-name="T40_28">-</text:span><text:span text:style-name="T40_29">designing</text:span><text:span text:style-name="T40_30"><text:s/></text:span><text:span text:style-name="T40_31">their</text:span><text:span text:style-name="T40_32"><text:s/></text:span><text:span text:style-name="T40_33">software</text:span><text:span text:style-name="T40_34">.</text:span></text:p>
        </text:list-item>
        <text:list-item>
          <text:p text:style-name="P41"><text:span text:style-name="T41_1">Implemented</text:span><text:span text:style-name="T41_2"><text:s/></text:span><text:span text:style-name="T41_3">feature</text:span><text:span text:style-name="T41_4"><text:s/></text:span><text:span text:style-name="T41_5">requests</text:span><text:span text:style-name="T41_6">,<text:s/></text:span><text:span text:style-name="T41_7">fixing</text:span><text:span text:style-name="T41_8"><text:s/></text:span><text:span text:style-name="T41_9">existing</text:span><text:span text:style-name="T41_10"><text:s/></text:span><text:span text:style-name="T41_11">bugs</text:span><text:span text:style-name="T41_12"><text:s/></text:span><text:span text:style-name="T41_13">in</text:span><text:span text:style-name="T41_14"><text:s/></text:span><text:span text:style-name="T41_15">the</text:span><text:span text:style-name="T41_16"><text:s/></text:span><text:span text:style-name="T41_17">module</text:span><text:span text:style-name="T41_18"><text:s/></text:span><text:span text:style-name="T41_19">while</text:span><text:span text:style-name="T41_20"><text:s/></text:span><text:span text:style-name="T41_21">adding</text:span><text:span text:style-name="T41_22"><text:s/></text:span><text:span text:style-name="T41_23">the</text:span><text:span text:style-name="T41_24"><text:s/></text:span><text:span text:style-name="T41_25">feature</text:span><text:span text:style-name="T41_26">,</text:span><text:span text:style-name="T41_27"><text:s/></text:span><text:span text:style-name="T41_28">resulting</text:span><text:span text:style-name="T41_29"><text:s/></text:span><text:span text:style-name="T41_30">in</text:span><text:span text:style-name="T41_31"><text:s/></text:span><text:span text:style-name="T41_32">cleaner</text:span><text:span text:style-name="T41_33">,<text:s/></text:span><text:span text:style-name="T41_34">better</text:span><text:span text:style-name="T41_35"><text:s/></text:span><text:span text:style-name="T41_36">documented</text:span><text:span text:style-name="T41_37"><text:s/></text:span><text:span text:style-name="T41_38">code</text:span><text:span text:style-name="T41_39">.</text:span></text:p>
        </text:list-item>
        <text:list-item>
          <text:p text:style-name="P42"><text:span text:style-name="T42_1">Participated</text:span><text:span text:style-name="T42_2"><text:s/></text:span><text:span text:style-name="T42_3">in</text:span><text:span text:style-name="T42_4"><text:s/>“</text:span><text:span text:style-name="T42_5">brainstorming</text:span><text:span text:style-name="T42_6">”<text:s/></text:span><text:span text:style-name="T42_7">sessions</text:span><text:span text:style-name="T42_8"><text:s/></text:span><text:span text:style-name="T42_9">concerning</text:span><text:span text:style-name="T42_10"><text:s/></text:span><text:span text:style-name="T42_11">design</text:span><text:span text:style-name="T42_12">/</text:span><text:span text:style-name="T42_13">testing</text:span><text:span text:style-name="T42_14"><text:s/></text:span><text:span text:style-name="T42_15">details</text:span><text:span text:style-name="T42_16"><text:s/></text:span><text:span text:style-name="T42_17">for</text:span><text:span text:style-name="T42_18"><text:s/></text:span><text:span text:style-name="T42_19">various</text:span><text:span text:style-name="T42_20"><text:s/></text:span><text:span text:style-name="T42_21">project</text:span><text:span text:style-name="T42_22">.</text:span></text:p>
        </text:list-item>
      </text:list>
      <text:p text:style-name="P43"><text:span text:style-name="T43_1"> </text:span></text:p>
      <text:p text:style-name="P44"/>
      <table:table table:style-name="Table3">
        <table:table-column table:style-name="Column5"/>
        <table:table-column table:style-name="Column6"/>
        <table:table-row table:style-name="Row3">
          <table:table-cell table:style-name="Cell5">
            <text:p text:style-name="P45"><text:span text:style-name="T45_1">Took</text:span><text:span text:style-name="T45_2"><text:s/></text:span><text:span text:style-name="T45_3">time</text:span><text:span text:style-name="T45_4"><text:s/></text:span><text:span text:style-name="T45_5">to</text:span><text:span text:style-name="T45_6"><text:s/></text:span><text:span text:style-name="T45_7">focus</text:span><text:span text:style-name="T45_8"><text:s/></text:span><text:span text:style-name="T45_9">on</text:span><text:span text:style-name="T45_10"><text:s/></text:span><text:span text:style-name="T45_11">software</text:span><text:span text:style-name="T45_12"><text:s/></text:span><text:span text:style-name="T45_13">projects</text:span><text:span text:style-name="T45_14"><text:s/></text:span><text:span text:style-name="T45_15">and</text:span><text:span text:style-name="T45_16"><text:s/></text:span><text:span text:style-name="T45_17">School</text:span></text:p>
          </table:table-cell>
          <table:table-cell table:style-name="Cell6">
            <text:p text:style-name="P46"><text:span text:style-name="T46_1">Aug</text:span><text:span text:style-name="T46_2"><text:s/>08-<text:s/></text:span><text:span text:style-name="T46_3">Sept</text:span><text:span text:style-name="T46_4"><text:s/>09</text:span></text:p>
          </table:table-cell>
        </table:table-row>
      </table:table>
      <text:p text:style-name="P47"/>
      <text:p text:style-name="P48"/>
      <table:table table:style-name="Table4">
        <table:table-column table:style-name="Column7"/>
        <table:table-column table:style-name="Column8"/>
        <table:table-row table:style-name="Row4">
          <table:table-cell table:style-name="Cell7">
            <text:p text:style-name="P49"><text:span text:style-name="T49_1">Criticalpath</text:span><text:span text:style-name="T49_2"><text:s/></text:span><text:span text:style-name="T49_3">Software</text:span><text:span text:style-name="T49_4">,<text:s/></text:span><text:span text:style-name="T49_5">Portland</text:span><text:span text:style-name="T49_6"><text:s/></text:span><text:span text:style-name="T49_7">OR</text:span></text:p>
          </table:table-cell>
          <table:table-cell table:style-name="Cell8">
            <text:p text:style-name="P50"><text:span text:style-name="T50_1">May</text:span><text:span text:style-name="T50_2"><text:s/>08-</text:span><text:span text:style-name="T50_3">Aug</text:span><text:span text:style-name="T50_4"><text:s/>08</text:span></text:p>
          </table:table-cell>
        </table:table-row>
      </table:table>
      <text:p text:style-name="P51"/>
      <text:p text:style-name="P52"><text:span text:style-name="T52_1">QA</text:span><text:span text:style-name="T52_2"><text:s/></text:span><text:span text:style-name="T52_3">Tester</text:span></text:p>
      <text:list text:style-name="LS7" xml:id="list16">
        <text:list-item>
          <text:p text:style-name="P53"><text:span text:style-name="T53_1">Wrote</text:span><text:span text:style-name="T53_2"><text:s/></text:span><text:span text:style-name="T53_3">and</text:span><text:span text:style-name="T53_4"><text:s/></text:span><text:span text:style-name="T53_5">executed</text:span><text:span text:style-name="T53_6"><text:s/></text:span><text:span text:style-name="T53_7">test</text:span><text:span text:style-name="T53_8"><text:s/></text:span><text:span text:style-name="T53_9">plans</text:span><text:span text:style-name="T53_10">,<text:s/></text:span><text:span text:style-name="T53_11">tracking</text:span><text:span text:style-name="T53_12"><text:s/></text:span><text:span text:style-name="T53_13">progress</text:span><text:span text:style-name="T53_14"><text:s/></text:span><text:span text:style-name="T53_15">and</text:span><text:span text:style-name="T53_16"><text:s/></text:span><text:span text:style-name="T53_17">reporting</text:span><text:span text:style-name="T53_18"><text:s/></text:span><text:span text:style-name="T53_19">defects</text:span><text:span text:style-name="T53_20">.</text:span></text:p>
        </text:list-item>
        <text:list-item>
          <text:p text:style-name="P54"><text:span text:style-name="T54_1">Worked</text:span><text:span text:style-name="T54_2"><text:s/></text:span><text:span text:style-name="T54_3">with</text:span><text:span text:style-name="T54_4"><text:s/></text:span><text:span text:style-name="T54_5">a</text:span><text:span text:style-name="T54_6"><text:s/></text:span><text:span text:style-name="T54_7">team</text:span><text:span text:style-name="T54_8"><text:s/></text:span><text:span text:style-name="T54_9">to</text:span><text:span text:style-name="T54_10"><text:s/></text:span><text:span text:style-name="T54_11">decide</text:span><text:span text:style-name="T54_12"><text:s/></text:span><text:span text:style-name="T54_13">on</text:span><text:span text:style-name="T54_14"><text:s/></text:span><text:span text:style-name="T54_15">software</text:span><text:span text:style-name="T54_16"><text:s/></text:span><text:span text:style-name="T54_17">milestones</text:span><text:span text:style-name="T54_18"><text:s/></text:span><text:span text:style-name="T54_19">and</text:span><text:span text:style-name="T54_20"><text:s/></text:span><text:span text:style-name="T54_21">requirements</text:span><text:span text:style-name="T54_22">.</text:span></text:p>
        </text:list-item>
        <text:list-item>
          <text:p text:style-name="P55"><text:span text:style-name="T55_1">Set</text:span><text:span text:style-name="T55_2"><text:s/></text:span><text:span text:style-name="T55_3">up</text:span><text:span text:style-name="T55_4"><text:s/></text:span><text:span text:style-name="T55_5">many</text:span><text:span text:style-name="T55_6"><text:s/></text:span><text:span text:style-name="T55_7">different</text:span><text:span text:style-name="T55_8"><text:s/></text:span><text:span text:style-name="T55_9">hardware</text:span><text:span text:style-name="T55_10">/</text:span><text:span text:style-name="T55_11">software</text:span><text:span text:style-name="T55_12"><text:s/></text:span><text:span text:style-name="T55_13">configurations</text:span><text:span text:style-name="T55_14"><text:s/></text:span><text:span text:style-name="T55_15">for</text:span><text:span text:style-name="T55_16"><text:s/></text:span><text:span text:style-name="T55_17">testing</text:span><text:span text:style-name="T55_18">.</text:span></text:p>
        </text:list-item>
        <text:list-item>
          <text:p text:style-name="P56"><text:span text:style-name="T56_1">Wrote</text:span><text:span text:style-name="T56_2"><text:s/></text:span><text:span text:style-name="T56_3">a</text:span><text:span text:style-name="T56_4"><text:s/></text:span><text:span text:style-name="T56_5">tool</text:span><text:span text:style-name="T56_6"><text:s/></text:span><text:span text:style-name="T56_7">using</text:span><text:span text:style-name="T56_8"><text:s/></text:span><text:span text:style-name="T56_9">C</text:span><text:span text:style-name="T56_10">++<text:s/></text:span><text:span text:style-name="T56_11">to</text:span><text:span text:style-name="T56_12"><text:s/></text:span><text:span text:style-name="T56_13">generate</text:span><text:span text:style-name="T56_14"><text:s/></text:span><text:span text:style-name="T56_15">data</text:span><text:span text:style-name="T56_16"><text:s/></text:span><text:span text:style-name="T56_17">for</text:span><text:span text:style-name="T56_18"><text:s/></text:span><text:span text:style-name="T56_19">testing</text:span><text:span text:style-name="T56_20">.</text:span></text:p>
        </text:list-item>
        <text:list-item>
          <text:p text:style-name="P57"><text:span text:style-name="T57_1">Assist</text:span><text:span text:style-name="T57_2"><text:s/></text:span><text:span text:style-name="T57_3">in</text:span><text:span text:style-name="T57_4"><text:s/></text:span><text:span text:style-name="T57_5">delegation</text:span><text:span text:style-name="T57_6"><text:s/></text:span><text:span text:style-name="T57_7">of</text:span><text:span text:style-name="T57_8"><text:s/></text:span><text:span text:style-name="T57_9">various</text:span><text:span text:style-name="T57_10"><text:s/></text:span><text:span text:style-name="T57_11">portions</text:span><text:span text:style-name="T57_12"><text:s/></text:span><text:span text:style-name="T57_13">of</text:span><text:span text:style-name="T57_14"><text:s/></text:span><text:span text:style-name="T57_15">testing</text:span><text:span text:style-name="T57_16"><text:s/></text:span><text:span text:style-name="T57_17">to</text:span><text:span text:style-name="T57_18"><text:s/></text:span><text:span text:style-name="T57_19">help</text:span><text:span text:style-name="T57_20"><text:s/></text:span><text:span text:style-name="T57_21">train</text:span><text:span text:style-name="T57_22"><text:s/></text:span><text:span text:style-name="T57_23">new</text:span><text:span text:style-name="T57_24"><text:s/></text:span><text:span text:style-name="T57_25">members</text:span><text:span text:style-name="T57_26"><text:s/></text:span><text:span text:style-name="T57_27">of</text:span><text:span text:style-name="T57_28"><text:s/></text:span><text:span text:style-name="T57_29">the</text:span><text:span text:style-name="T57_30"><text:s/></text:span><text:span text:style-name="T57_31">team</text:span><text:span text:style-name="T57_32"><text:s/></text:span><text:span text:style-name="T57_33">prior</text:span><text:span text:style-name="T57_34"><text:s/></text:span><text:span text:style-name="T57_35">to</text:span><text:span text:style-name="T57_36"><text:s/></text:span><text:span text:style-name="T57_37">product</text:span><text:span text:style-name="T57_38"><text:s/></text:span><text:span text:style-name="T57_39">release</text:span><text:span text:style-name="T57_40">.</text:span></text:p>
        </text:list-item>
      </text:list>
      <text:p text:style-name="P58"><text:span text:style-name="T58_1"> </text:span></text:p>
      <text:p text:style-name="P59"/>
      <table:table table:style-name="Table5">
        <table:table-column table:style-name="Column9"/>
        <table:table-column table:style-name="Column10"/>
        <table:table-row table:style-name="Row5">
          <table:table-cell table:style-name="Cell9">
            <text:p text:style-name="P60"><text:span text:style-name="T60_1">Pacific</text:span><text:span text:style-name="T60_2"><text:s/></text:span><text:span text:style-name="T60_3">Bells</text:span><text:span text:style-name="T60_4">,<text:s/></text:span><text:span text:style-name="T60_5">Portland</text:span><text:span text:style-name="T60_6"><text:s/></text:span><text:span text:style-name="T60_7">OR</text:span></text:p>
          </table:table-cell>
          <table:table-cell table:style-name="Cell10">
            <text:p text:style-name="P61"><text:span text:style-name="T61_1">Feb</text:span><text:span text:style-name="T61_2"><text:s/>07-</text:span><text:span text:style-name="T61_3">May</text:span><text:span text:style-name="T61_4"><text:s/>08</text:span></text:p>
          </table:table-cell>
        </table:table-row>
      </table:table>
      <text:p text:style-name="P62"><text:span text:style-name="T62_1">Shift</text:span><text:span text:style-name="T62_2"><text:s/></text:span><text:span text:style-name="T62_3">Manager</text:span></text:p>
      <text:p text:style-name="P63"/>
      <text:list text:style-name="LS8" xml:id="list21">
        <text:list-item>
          <text:p text:style-name="P64"><text:span text:style-name="T64_1">Managed</text:span><text:span text:style-name="T64_2"><text:s/></text:span><text:span text:style-name="T64_3">a</text:span><text:span text:style-name="T64_4"><text:s/></text:span><text:span text:style-name="T64_5">crew</text:span><text:span text:style-name="T64_6"><text:s/></text:span><text:span text:style-name="T64_7">of</text:span><text:span text:style-name="T64_8"><text:s/></text:span><text:span text:style-name="T64_9">up</text:span><text:span text:style-name="T64_10"><text:s/></text:span><text:span text:style-name="T64_11">to</text:span><text:span text:style-name="T64_12"><text:s/>8<text:s/></text:span><text:span text:style-name="T64_13">members</text:span><text:span text:style-name="T64_14">.</text:span></text:p>
        </text:list-item>
        <text:list-item>
          <text:p text:style-name="P65"><text:span text:style-name="T65_1">Trained</text:span><text:span text:style-name="T65_2"><text:s/></text:span><text:span text:style-name="T65_3">new</text:span><text:span text:style-name="T65_4"><text:s/></text:span><text:span text:style-name="T65_5">employees</text:span><text:span text:style-name="T65_6"><text:s/></text:span><text:span text:style-name="T65_7">and</text:span><text:span text:style-name="T65_8"><text:s/></text:span><text:span text:style-name="T65_9">assisted</text:span><text:span text:style-name="T65_10"><text:s/></text:span><text:span text:style-name="T65_11">in</text:span><text:span text:style-name="T65_12"><text:s/></text:span><text:span text:style-name="T65_13">training</text:span><text:span text:style-name="T65_14"><text:s/></text:span><text:span text:style-name="T65_15">new</text:span><text:span text:style-name="T65_16"><text:s/></text:span><text:span text:style-name="T65_17">managers</text:span><text:span text:style-name="T65_18">.</text:span></text:p>
        </text:list-item>
        <text:list-item>
          <text:p text:style-name="P66"><text:span text:style-name="T66_1">Confirmed</text:span><text:span text:style-name="T66_2"><text:s/></text:span><text:span text:style-name="T66_3">inventory</text:span><text:span text:style-name="T66_4"><text:s/></text:span><text:span text:style-name="T66_5">and</text:span><text:span text:style-name="T66_6"><text:s/></text:span><text:span text:style-name="T66_7">cash</text:span><text:span text:style-name="T66_8"><text:s/></text:span><text:span text:style-name="T66_9">counts</text:span><text:span text:style-name="T66_10"><text:s/></text:span><text:span text:style-name="T66_11">precisely</text:span><text:span text:style-name="T66_12">.</text:span></text:p>
        </text:list-item>
        <text:list-item>
          <text:p text:style-name="P67"><text:span text:style-name="T67_1">Revived</text:span><text:span text:style-name="T67_2"><text:s/></text:span><text:span text:style-name="T67_3">some</text:span><text:span text:style-name="T67_4"><text:s/></text:span><text:span text:style-name="T67_5">cleaning</text:span><text:span text:style-name="T67_6"><text:s/></text:span><text:span text:style-name="T67_7">procedures</text:span><text:span text:style-name="T67_8"><text:s/></text:span><text:span text:style-name="T67_9">that</text:span><text:span text:style-name="T67_10"><text:s/></text:span><text:span text:style-name="T67_11">not</text:span><text:span text:style-name="T67_12"><text:s/></text:span><text:span text:style-name="T67_13">only</text:span><text:span text:style-name="T67_14"><text:s/></text:span><text:span text:style-name="T67_15">made</text:span><text:span text:style-name="T67_16"><text:s/></text:span><text:span text:style-name="T67_17">maintenance</text:span><text:span text:style-name="T67_18"><text:s/></text:span><text:span text:style-name="T67_19">easier</text:span><text:span text:style-name="T67_20">,<text:s/></text:span><text:span text:style-name="T67_21">but</text:span><text:span text:style-name="T67_22"><text:s/></text:span><text:span text:style-name="T67_23">improved</text:span><text:span text:style-name="T67_24"><text:s/></text:span><text:span text:style-name="T67_25">the</text:span><text:span text:style-name="T67_26"><text:s/></text:span><text:span text:style-name="T67_27">quality</text:span><text:span text:style-name="T67_28"><text:s/></text:span><text:span text:style-name="T67_29">of</text:span><text:span text:style-name="T67_30"><text:s/></text:span><text:span text:style-name="T67_31">food</text:span><text:span text:style-name="T67_32">.</text:span></text:p>
        </text:list-item>
      </text:list>
      <text:list text:style-name="LS9" xml:id="list25">
        <text:list-item>
          <text:p text:style-name="P68"><text:span text:style-name="T68_1">Ensured</text:span><text:span text:style-name="T68_2"><text:s/></text:span><text:span text:style-name="T68_3">a</text:span><text:span text:style-name="T68_4"><text:s/></text:span><text:span text:style-name="T68_5">high</text:span><text:span text:style-name="T68_6"><text:s/></text:span><text:span text:style-name="T68_7">quality</text:span><text:span text:style-name="T68_8"><text:s/></text:span><text:span text:style-name="T68_9">customer</text:span><text:span text:style-name="T68_10"><text:s/></text:span><text:span text:style-name="T68_11">experience</text:span><text:span text:style-name="T68_12"><text:s/></text:span><text:span text:style-name="T68_13">through</text:span><text:span text:style-name="T68_14"><text:s/></text:span><text:span text:style-name="T68_15">coaching</text:span><text:span text:style-name="T68_16"><text:s/></text:span><text:span text:style-name="T68_17">of</text:span><text:span text:style-name="T68_18"><text:s/></text:span><text:span text:style-name="T68_19">team</text:span><text:span text:style-name="T68_20"><text:s/></text:span><text:span text:style-name="T68_21">members</text:span><text:span text:style-name="T68_22"><text:s/></text:span><text:span text:style-name="T68_23">and</text:span><text:span text:style-name="T68_24"><text:s/></text:span><text:span text:style-name="T68_25">setting</text:span><text:span text:style-name="T68_26"><text:s/></text:span><text:span text:style-name="T68_27">a</text:span><text:span text:style-name="T68_28"><text:s/></text:span><text:span text:style-name="T68_29">good</text:span><text:span text:style-name="T68_30"><text:s/></text:span><text:span text:style-name="T68_31">example</text:span><text:span text:style-name="T68_32">.</text:span></text:p>
        </text:list-item>
      </text:list>
      <text:p text:style-name="P69"/>
      <table:table table:style-name="Table6">
        <table:table-column table:style-name="Column11"/>
        <table:table-column table:style-name="Column12"/>
        <table:table-row table:style-name="Row6">
          <table:table-cell table:style-name="Cell11">
            <text:p text:style-name="P70"><text:span text:style-name="T70_1">Took</text:span><text:span text:style-name="T70_2"><text:s/></text:span><text:span text:style-name="T70_3">time</text:span><text:span text:style-name="T70_4"><text:s/></text:span><text:span text:style-name="T70_5">to</text:span><text:span text:style-name="T70_6"><text:s/></text:span><text:span text:style-name="T70_7">focus</text:span><text:span text:style-name="T70_8"><text:s/></text:span><text:span text:style-name="T70_9">on</text:span><text:span text:style-name="T70_10"><text:s/></text:span><text:span text:style-name="T70_11">software</text:span><text:span text:style-name="T70_12"><text:s/></text:span><text:span text:style-name="T70_13">projects</text:span><text:span text:style-name="T70_14"><text:s/></text:span><text:span text:style-name="T70_15">while</text:span><text:span text:style-name="T70_16"><text:s/></text:span><text:span text:style-name="T70_17">looking</text:span><text:span text:style-name="T70_18"><text:s/></text:span><text:span text:style-name="T70_19">for</text:span><text:span text:style-name="T70_20"><text:s/></text:span><text:span text:style-name="T70_21">work</text:span></text:p>
          </table:table-cell>
          <table:table-cell table:style-name="Cell12">
            <text:p text:style-name="P71"><text:span text:style-name="T71_1">Aug</text:span><text:span text:style-name="T71_2"><text:s/>06-<text:s/></text:span><text:span text:style-name="T71_3">Feb</text:span><text:span text:style-name="T71_4"><text:s/>07</text:span></text:p>
          </table:table-cell>
        </table:table-row>
      </table:table>
      <text:p text:style-name="P72"/>
      <text:p text:style-name="P73"/>
      <text:p text:style-name="P74"/>
      <table:table table:style-name="Table7">
        <table:table-column table:style-name="Column13"/>
        <table:table-column table:style-name="Column14"/>
        <table:table-row table:style-name="Row7">
          <table:table-cell table:style-name="Cell13">
            <text:p text:style-name="P75"><text:span text:style-name="T75_1">Transim</text:span><text:span text:style-name="T75_2"><text:s/></text:span><text:span text:style-name="T75_3">Technology</text:span><text:span text:style-name="T75_4">,<text:s/></text:span><text:span text:style-name="T75_5">Portland</text:span><text:span text:style-name="T75_6"><text:s/></text:span><text:span text:style-name="T75_7">OR</text:span></text:p>
          </table:table-cell>
          <table:table-cell table:style-name="Cell14">
            <text:p text:style-name="P76"><text:span text:style-name="T76_1">Dec</text:span><text:span text:style-name="T76_2"><text:s/>05-</text:span><text:span text:style-name="T76_3">Aug</text:span><text:span text:style-name="T76_4"><text:s/>06</text:span></text:p>
          </table:table-cell>
        </table:table-row>
      </table:table>
      <text:p text:style-name="P77"><text:span text:style-name="T77_1">Intern</text:span><text:span text:style-name="T77_2"><text:s/></text:span><text:span text:style-name="T77_3">SW</text:span><text:span text:style-name="T77_4"><text:s/></text:span><text:span text:style-name="T77_5">Developer</text:span></text:p>
      <text:list text:style-name="LS10" xml:id="list26">
        <text:list-item>
          <text:p text:style-name="P78"><text:span text:style-name="T78_1">Cleaned</text:span><text:span text:style-name="T78_2"><text:s/></text:span><text:span text:style-name="T78_3">up</text:span><text:span text:style-name="T78_4"><text:s/></text:span><text:span text:style-name="T78_5">and</text:span><text:span text:style-name="T78_6"><text:s/></text:span><text:span text:style-name="T78_7">maintained</text:span><text:span text:style-name="T78_8"><text:s/></text:span><text:span text:style-name="T78_9">several</text:span><text:span text:style-name="T78_10"><text:s/></text:span><text:span text:style-name="T78_11">in</text:span><text:span text:style-name="T78_12">-</text:span><text:span text:style-name="T78_13">house</text:span><text:span text:style-name="T78_14"><text:s/></text:span><text:span text:style-name="T78_15">tools</text:span><text:span text:style-name="T78_16"><text:s/></text:span><text:span text:style-name="T78_17">written</text:span><text:span text:style-name="T78_18"><text:s/></text:span><text:span text:style-name="T78_19">in</text:span><text:span text:style-name="T78_20"><text:s/></text:span><text:span text:style-name="T78_21">Perl</text:span><text:span text:style-name="T78_22">,<text:s/></text:span><text:span text:style-name="T78_23">Java</text:span><text:span text:style-name="T78_24">,<text:s/></text:span><text:span text:style-name="T78_25">and</text:span><text:span text:style-name="T78_26"><text:s/></text:span><text:span text:style-name="T78_27">PHP</text:span><text:span text:style-name="T78_28"><text:s/></text:span><text:span text:style-name="T78_29">for</text:span><text:span text:style-name="T78_30"><text:s/></text:span><text:span text:style-name="T78_31">processing</text:span><text:span text:style-name="T78_32"><text:s/></text:span><text:span text:style-name="T78_33">and</text:span><text:span text:style-name="T78_34"><text:s/></text:span><text:span text:style-name="T78_35">displaying</text:span><text:span text:style-name="T78_36"><text:s/></text:span><text:span text:style-name="T78_37">circuit</text:span><text:span text:style-name="T78_38"><text:s/></text:span><text:span text:style-name="T78_39">schematics</text:span><text:span text:style-name="T78_40">.</text:span></text:p>
        </text:list-item>
        <text:list-item>
          <text:p text:style-name="P79"><text:span text:style-name="T79_1">Created</text:span><text:span text:style-name="T79_2"><text:s/></text:span><text:span text:style-name="T79_3">a</text:span><text:span text:style-name="T79_4"><text:s/></text:span><text:span text:style-name="T79_5">GUI</text:span><text:span text:style-name="T79_6"><text:s/></text:span><text:span text:style-name="T79_7">for</text:span><text:span text:style-name="T79_8"><text:s/></text:span><text:span text:style-name="T79_9">two</text:span><text:span text:style-name="T79_10"><text:s/></text:span><text:span text:style-name="T79_11">of</text:span><text:span text:style-name="T79_12"><text:s/></text:span><text:span text:style-name="T79_13">the</text:span><text:span text:style-name="T79_14"><text:s/></text:span><text:span text:style-name="T79_15">in</text:span><text:span text:style-name="T79_16">-</text:span><text:span text:style-name="T79_17">house</text:span><text:span text:style-name="T79_18"><text:s/></text:span><text:span text:style-name="T79_19">tools</text:span><text:span text:style-name="T79_20"><text:s/></text:span><text:span text:style-name="T79_21">so</text:span><text:span text:style-name="T79_22"><text:s/></text:span><text:span text:style-name="T79_23">that</text:span><text:span text:style-name="T79_24"><text:s/></text:span><text:span text:style-name="T79_25">non</text:span><text:span text:style-name="T79_26">-</text:span><text:span text:style-name="T79_27">technical</text:span><text:span text:style-name="T79_28"><text:s/></text:span><text:span text:style-name="T79_29">staff</text:span><text:span text:style-name="T79_30"><text:s/></text:span><text:span text:style-name="T79_31">could</text:span><text:span text:style-name="T79_32"><text:s/></text:span><text:span text:style-name="T79_33">assist</text:span><text:span text:style-name="T79_34"><text:s/></text:span><text:span text:style-name="T79_35">in</text:span><text:span text:style-name="T79_36"><text:s/></text:span><text:span text:style-name="T79_37">processing</text:span><text:span text:style-name="T79_38"><text:s/></text:span><text:span text:style-name="T79_39">schematics</text:span><text:span text:style-name="T79_40"><text:s/></text:span><text:span text:style-name="T79_41">that</text:span><text:span text:style-name="T79_42"><text:s/></text:span><text:span text:style-name="T79_43">needed</text:span><text:span text:style-name="T79_44"><text:s/></text:span><text:span text:style-name="T79_45">human</text:span><text:span text:style-name="T79_46"><text:s/></text:span><text:span text:style-name="T79_47">interaction</text:span><text:span text:style-name="T79_48">.</text:span></text:p>
        </text:list-item>
        <text:list-item>
          <text:p text:style-name="P80"><text:span text:style-name="T80_1">Implemented</text:span><text:span text:style-name="T80_2"><text:s/></text:span><text:span text:style-name="T80_3">a</text:span><text:span text:style-name="T80_4"><text:s/></text:span><text:span text:style-name="T80_5">secure</text:span><text:span text:style-name="T80_6"><text:s/></text:span><text:span text:style-name="T80_7">login</text:span><text:span text:style-name="T80_8"><text:s/></text:span><text:span text:style-name="T80_9">system</text:span><text:span text:style-name="T80_10"><text:s/></text:span><text:span text:style-name="T80_11">with</text:span><text:span text:style-name="T80_12"><text:s/></text:span><text:span text:style-name="T80_13">detailed</text:span><text:span text:style-name="T80_14"><text:s/></text:span><text:span text:style-name="T80_15">permission</text:span><text:span text:style-name="T80_16"><text:s/></text:span><text:span text:style-name="T80_17">setup</text:span><text:span text:style-name="T80_18">.</text:span></text:p>
        </text:list-item>
        <text:list-item>
          <text:p text:style-name="P81"><text:span text:style-name="T81_1">Documented</text:span><text:span text:style-name="T81_2"><text:s/></text:span><text:span text:style-name="T81_3">all</text:span><text:span text:style-name="T81_4"><text:s/></text:span><text:span text:style-name="T81_5">of</text:span><text:span text:style-name="T81_6"><text:s/></text:span><text:span text:style-name="T81_7">the</text:span><text:span text:style-name="T81_8"><text:s/></text:span><text:span text:style-name="T81_9">above</text:span><text:span text:style-name="T81_10"><text:s/></text:span><text:span text:style-name="T81_11">mentioned</text:span><text:span text:style-name="T81_12"><text:s/></text:span><text:span text:style-name="T81_13">work</text:span><text:span text:style-name="T81_14">,<text:s/></text:span><text:span text:style-name="T81_15">along</text:span><text:span text:style-name="T81_16"><text:s/></text:span><text:span text:style-name="T81_17">with</text:span><text:span text:style-name="T81_18"><text:s/></text:span><text:span text:style-name="T81_19">a</text:span><text:span text:style-name="T81_20"><text:s/></text:span><text:span text:style-name="T81_21">large</text:span><text:span text:style-name="T81_22"><text:s/></text:span><text:span text:style-name="T81_23">portion</text:span><text:span text:style-name="T81_24"><text:s/></text:span><text:span text:style-name="T81_25">of</text:span><text:span text:style-name="T81_26"><text:s/></text:span><text:span text:style-name="T81_27">a</text:span><text:span text:style-name="T81_28"><text:s/></text:span><text:span text:style-name="T81_29">Java</text:span><text:span text:style-name="T81_30"><text:s/></text:span><text:span text:style-name="T81_31">based</text:span><text:span text:style-name="T81_32"><text:s/></text:span><text:span text:style-name="T81_33">webserver</text:span><text:span text:style-name="T81_34"><text:s/></text:span><text:span text:style-name="T81_35">back</text:span><text:span text:style-name="T81_36">-</text:span><text:span text:style-name="T81_37">end</text:span><text:span text:style-name="T81_38">.</text:span></text:p>
        </text:list-item>
      </text:list>
      <text:p text:style-name="P82"><text:span text:style-name="T82_1"> </text:span></text:p>
      <text:p text:style-name="P83"><text:span text:style-name="T83_1">GROUPS</text:span><text:span text:style-name="T83_2"><text:s/>&amp;<text:s/></text:span><text:span text:style-name="T83_3">AFFILIATIONS</text:span><text:span text:style-name="T83_4">:</text:span></text:p>
      <text:p text:style-name="P84"><text:span text:style-name="T84_1">PDX</text:span><text:span text:style-name="T84_2"><text:s/></text:span><text:span text:style-name="T84_3">Python</text:span></text:p>
      <text:list text:style-name="LS11" xml:id="list30">
        <text:list-item>
          <text:p text:style-name="P85"><text:span text:style-name="T85_1">A</text:span><text:span text:style-name="T85_2"><text:s/></text:span><text:span text:style-name="T85_3">group</text:span><text:span text:style-name="T85_4"><text:s/></text:span><text:span text:style-name="T85_5">of</text:span><text:span text:style-name="T85_6"><text:s/></text:span><text:span text:style-name="T85_7">Python</text:span><text:span text:style-name="T85_8"><text:s/></text:span><text:span text:style-name="T85_9">Developers</text:span><text:span text:style-name="T85_10"><text:s/></text:span><text:span text:style-name="T85_11">that</text:span><text:span text:style-name="T85_12"><text:s/></text:span><text:span text:style-name="T85_13">meet</text:span><text:span text:style-name="T85_14"><text:s/></text:span><text:span text:style-name="T85_15">once</text:span><text:span text:style-name="T85_16"><text:s/></text:span><text:span text:style-name="T85_17">a</text:span><text:span text:style-name="T85_18"><text:s/></text:span><text:span text:style-name="T85_19">month</text:span><text:span text:style-name="T85_20"><text:s/></text:span><text:span text:style-name="T85_21">to</text:span><text:span text:style-name="T85_22"><text:s/></text:span><text:span text:style-name="T85_23">discuss</text:span><text:span text:style-name="T85_24"><text:s/></text:span><text:span text:style-name="T85_25">various</text:span><text:span text:style-name="T85_26"><text:s/></text:span><text:span text:style-name="T85_27">projects</text:span><text:span text:style-name="T85_28"><text:s/></text:span><text:span text:style-name="T85_29">and</text:span><text:span text:style-name="T85_30"><text:s/></text:span><text:span text:style-name="T85_31">libraries</text:span><text:span text:style-name="T85_32">.<text:s/></text:span><text:span text:style-name="T85_33">The</text:span><text:span text:style-name="T85_34"><text:s/></text:span><text:span text:style-name="T85_35">majority</text:span><text:span text:style-name="T85_36"><text:s/></text:span><text:span text:style-name="T85_37">of</text:span><text:span text:style-name="T85_38"><text:s/></text:span><text:span text:style-name="T85_39">the</text:span><text:span text:style-name="T85_40"><text:s/></text:span><text:span text:style-name="T85_41">group</text:span><text:span text:style-name="T85_42"><text:s/></text:span><text:span text:style-name="T85_43">is</text:span><text:span text:style-name="T85_44"><text:s/></text:span><text:span text:style-name="T85_45">web</text:span><text:span text:style-name="T85_46"><text:s/></text:span><text:span text:style-name="T85_47">developers</text:span><text:span text:style-name="T85_48">.</text:span></text:p>
        </text:list-item>
      </text:list>
      <text:p text:style-name="P86"><text:span text:style-name="T86_1">PDX</text:span><text:span text:style-name="T86_2"><text:s/></text:span><text:span text:style-name="T86_3">Django</text:span></text:p>
      <text:list text:style-name="LS12" xml:id="list31">
        <text:list-item>
          <text:p text:style-name="P87"><text:span text:style-name="T87_1">A</text:span><text:span text:style-name="T87_2"><text:s/></text:span><text:span text:style-name="T87_3">group</text:span><text:span text:style-name="T87_4"><text:s/></text:span><text:span text:style-name="T87_5">much</text:span><text:span text:style-name="T87_6"><text:s/></text:span><text:span text:style-name="T87_7">like</text:span><text:span text:style-name="T87_8"><text:s/></text:span><text:span text:style-name="T87_9">PDX</text:span><text:span text:style-name="T87_10"><text:s/></text:span><text:span text:style-name="T87_11">Python</text:span><text:span text:style-name="T87_12"><text:s/></text:span><text:span text:style-name="T87_13">but</text:span><text:span text:style-name="T87_14"><text:s/></text:span><text:span text:style-name="T87_15">focusing</text:span><text:span text:style-name="T87_16"><text:s/></text:span><text:span text:style-name="T87_17">mainly</text:span><text:span text:style-name="T87_18"><text:s/></text:span><text:span text:style-name="T87_19">on</text:span><text:span text:style-name="T87_20"><text:s/></text:span><text:span text:style-name="T87_21">Django</text:span><text:span text:style-name="T87_22">.</text:span><text:span text:style-name="T87_23"> </text:span></text:p>
        </text:list-item>
      </text:list>
      <text:p text:style-name="P88"/>
      <text:p text:style-name="P89"><text:span text:style-name="T89_1">PERSONAL</text:span><text:span text:style-name="T89_2"><text:s/></text:span><text:span text:style-name="T89_3">PROJECTS</text:span><text:span text:style-name="T89_4">:</text:span></text:p>
      <text:list text:style-name="LS13" xml:id="list32">
        <text:list-item>
          <text:p text:style-name="P90"><text:span text:style-name="T90_1">Worked</text:span><text:span text:style-name="T90_2"><text:s/></text:span><text:span text:style-name="T90_3">with</text:span><text:span text:style-name="T90_4"><text:s/></text:span><text:span text:style-name="T90_5">two</text:span><text:span text:style-name="T90_6"><text:s/></text:span><text:span text:style-name="T90_7">others</text:span><text:span text:style-name="T90_8"><text:s/></text:span><text:span text:style-name="T90_9">on</text:span><text:span text:style-name="T90_10"><text:s/></text:span><text:span text:style-name="T90_11">a</text:span><text:span text:style-name="T90_12"><text:s/></text:span><text:span text:style-name="T90_13">website</text:span><text:span text:style-name="T90_14"><text:s/></text:span><text:span text:style-name="T90_15">for</text:span><text:span text:style-name="T90_16"><text:s/>#</text:span><text:span text:style-name="T90_17">archlinux</text:span><text:span text:style-name="T90_18">-</text:span><text:span text:style-name="T90_19">code</text:span><text:span text:style-name="T90_20"><text:s/></text:span><text:span text:style-name="T90_21">on</text:span><text:span text:style-name="T90_22"><text:s/></text:span><text:span text:style-name="T90_23">irc</text:span><text:span text:style-name="T90_24">.</text:span><text:span text:style-name="T90_25">freenode</text:span><text:span text:style-name="T90_26">.</text:span><text:span text:style-name="T90_27">net</text:span><text:span text:style-name="T90_28">. <text:s/></text:span><text:span text:style-name="T90_29">The</text:span><text:span text:style-name="T90_30"><text:s/></text:span><text:span text:style-name="T90_31">website</text:span><text:span text:style-name="T90_32"><text:s/></text:span><text:span text:style-name="T90_33">is</text:span><text:span text:style-name="T90_34"><text:s/></text:span><text:span text:style-name="T90_35">for</text:span><text:span text:style-name="T90_36"><text:s/></text:span><text:span text:style-name="T90_37">weekly</text:span><text:span text:style-name="T90_38"><text:s/></text:span><text:span text:style-name="T90_39">programming</text:span><text:span text:style-name="T90_40"><text:s/></text:span><text:span text:style-name="T90_41">challenges</text:span><text:span text:style-name="T90_42">.<text:s/></text:span><text:span text:style-name="T90_43">Using</text:span><text:span text:style-name="T90_44"><text:s/></text:span><text:span text:style-name="T90_45">Python</text:span><text:span text:style-name="T90_46"><text:s/></text:span><text:span text:style-name="T90_47">and</text:span><text:span text:style-name="T90_48"><text:s/></text:span><text:span text:style-name="T90_49">Django</text:span><text:span text:style-name="T90_50"><text:s/></text:span><text:span text:style-name="T90_51">on</text:span><text:span text:style-name="T90_52"><text:s/></text:span><text:span text:style-name="T90_53">this</text:span><text:span text:style-name="T90_54"><text:s/></text:span><text:span text:style-name="T90_55">project</text:span><text:span text:style-name="T90_56">.</text:span></text:p>
        </text:list-item>
        <text:list-item>
          <text:p text:style-name="P91"><text:span text:style-name="T91_1">Synput</text:span><text:span text:style-name="T91_2"><text:s/></text:span><text:span text:style-name="T91_3">is</text:span><text:span text:style-name="T91_4"><text:s/></text:span><text:span text:style-name="T91_5">an</text:span><text:span text:style-name="T91_6"><text:s/></text:span><text:span text:style-name="T91_7">application</text:span><text:span text:style-name="T91_8"><text:s/></text:span><text:span text:style-name="T91_9">I</text:span><text:span text:style-name="T91_10"><text:s/></text:span><text:span text:style-name="T91_11">am</text:span><text:span text:style-name="T91_12"><text:s/></text:span><text:span text:style-name="T91_13">working</text:span><text:span text:style-name="T91_14"><text:s/></text:span><text:span text:style-name="T91_15">on</text:span><text:span text:style-name="T91_16"><text:s/></text:span><text:span text:style-name="T91_17">for</text:span><text:span text:style-name="T91_18"><text:s/></text:span><text:span text:style-name="T91_19">managing</text:span><text:span text:style-name="T91_20"><text:s/>“</text:span><text:span text:style-name="T91_21">to</text:span><text:span text:style-name="T91_22">-</text:span><text:span text:style-name="T91_23">do</text:span><text:span text:style-name="T91_24"><text:s/></text:span><text:span text:style-name="T91_25">lists</text:span><text:span text:style-name="T91_26">”.<text:s/></text:span><text:span text:style-name="T91_27">It</text:span><text:span text:style-name="T91_28"><text:s/></text:span><text:span text:style-name="T91_29">is</text:span><text:span text:style-name="T91_30"><text:s/></text:span><text:span text:style-name="T91_31">in</text:span><text:span text:style-name="T91_32"><text:s/></text:span><text:span text:style-name="T91_33">early</text:span><text:span text:style-name="T91_34"><text:s/></text:span><text:span text:style-name="T91_35">development</text:span><text:span text:style-name="T91_36"><text:s/></text:span><text:span text:style-name="T91_37">but</text:span><text:span text:style-name="T91_38"><text:s/></text:span><text:span text:style-name="T91_39">is</text:span><text:span text:style-name="T91_40"><text:s/></text:span><text:span text:style-name="T91_41">advancing</text:span><text:span text:style-name="T91_42"><text:s/></text:span><text:span text:style-name="T91_43">quickly</text:span><text:span text:style-name="T91_44">.<text:s/></text:span><text:span text:style-name="T91_45">Also</text:span><text:span text:style-name="T91_46"><text:s/></text:span><text:span text:style-name="T91_47">using</text:span><text:span text:style-name="T91_48"><text:s/></text:span><text:span text:style-name="T91_49">Python</text:span><text:span text:style-name="T91_50"><text:s/></text:span><text:span text:style-name="T91_51">and</text:span><text:span text:style-name="T91_52"><text:s/></text:span><text:span text:style-name="T91_53">Django</text:span><text:span text:style-name="T91_54">.</text:span></text:p>
        </text:list-item>
        <text:list-item>
          <text:p text:style-name="P92"><text:span text:style-name="T92_1">Battery</text:span><text:span text:style-name="T92_2"><text:s/></text:span><text:span text:style-name="T92_3">monitor</text:span><text:span text:style-name="T92_4"><text:s/></text:span><text:span text:style-name="T92_5">plug</text:span><text:span text:style-name="T92_6">-</text:span><text:span text:style-name="T92_7">in</text:span><text:span text:style-name="T92_8"><text:s/></text:span><text:span text:style-name="T92_9">for</text:span><text:span text:style-name="T92_10"><text:s/></text:span><text:span text:style-name="T92_11">XMobar</text:span><text:span text:style-name="T92_12"><text:s/></text:span><text:span text:style-name="T92_13">written</text:span><text:span text:style-name="T92_14"><text:s/></text:span><text:span text:style-name="T92_15">in</text:span><text:span text:style-name="T92_16"><text:s/></text:span><text:span text:style-name="T92_17">Haskell</text:span><text:span text:style-name="T92_18"><text:s/></text:span><text:span text:style-name="T92_19">to</text:span><text:span text:style-name="T92_20"><text:s/></text:span><text:span text:style-name="T92_21">learn</text:span><text:span text:style-name="T92_22"><text:s/></text:span><text:span text:style-name="T92_23">the</text:span><text:span text:style-name="T92_24"><text:s/></text:span><text:span text:style-name="T92_25">language</text:span><text:span text:style-name="T92_26"><text:s/></text:span><text:span text:style-name="T92_27">and</text:span><text:span text:style-name="T92_28"><text:s/></text:span><text:span text:style-name="T92_29">help</text:span><text:span text:style-name="T92_30"><text:s/></text:span><text:span text:style-name="T92_31">an</text:span><text:span text:style-name="T92_32"><text:s/></text:span><text:span text:style-name="T92_33">open</text:span><text:span text:style-name="T92_34"><text:s/></text:span><text:span text:style-name="T92_35">source</text:span><text:span text:style-name="T92_36"><text:s/></text:span><text:span text:style-name="T92_37">project</text:span><text:span text:style-name="T92_38">.</text:span></text:p>
        </text:list-item>
        <text:list-item>
          <text:p text:style-name="P93"><text:span text:style-name="T93_1">Updated</text:span><text:span text:style-name="T93_2"><text:s/></text:span><text:span text:style-name="T93_3">a</text:span><text:span text:style-name="T93_4"><text:s/></text:span><text:span text:style-name="T93_5">couple</text:span><text:span text:style-name="T93_6"><text:s/></text:span><text:span text:style-name="T93_7">third</text:span><text:span text:style-name="T93_8"><text:s/></text:span><text:span text:style-name="T93_9">party</text:span><text:span text:style-name="T93_10"><text:s/></text:span><text:span text:style-name="T93_11">modules</text:span><text:span text:style-name="T93_12"><text:s/></text:span><text:span text:style-name="T93_13">for</text:span><text:span text:style-name="T93_14"><text:s/></text:span><text:span text:style-name="T93_15">Django</text:span><text:span text:style-name="T93_16"><text:s/></text:span><text:span text:style-name="T93_17">to</text:span><text:span text:style-name="T93_18"><text:s/></text:span><text:span text:style-name="T93_19">be</text:span><text:span text:style-name="T93_20"><text:s/></text:span><text:span text:style-name="T93_21">Django</text:span><text:span text:style-name="T93_22"><text:s/>1.2<text:s/></text:span><text:span text:style-name="T93_23">compatible</text:span><text:span text:style-name="T93_24">.</text:span></text:p>
        </text:list-item>
        <text:list-item>
          <text:p text:style-name="P94"><text:span text:style-name="T94_1">Contributed</text:span><text:span text:style-name="T94_2"><text:s/></text:span><text:span text:style-name="T94_3">to</text:span><text:span text:style-name="T94_4"><text:s/></text:span><text:span text:style-name="T94_5">a</text:span><text:span text:style-name="T94_6"><text:s/></text:span><text:span text:style-name="T94_7">open</text:span><text:span text:style-name="T94_8"><text:s/></text:span><text:span text:style-name="T94_9">source</text:span><text:span text:style-name="T94_10"><text:s/></text:span><text:span text:style-name="T94_11">game</text:span><text:span text:style-name="T94_12"><text:s/></text:span><text:span text:style-name="T94_13">engine</text:span><text:span text:style-name="T94_14"><text:s/></text:span><text:span text:style-name="T94_15">written</text:span><text:span text:style-name="T94_16"><text:s/></text:span><text:span text:style-name="T94_17">in</text:span><text:span text:style-name="T94_18"><text:s/></text:span><text:span text:style-name="T94_19">lisp</text:span><text:span text:style-name="T94_20"><text:s/></text:span><text:span text:style-name="T94_21">by</text:span><text:span text:style-name="T94_22"><text:s/></text:span><text:span text:style-name="T94_23">making</text:span><text:span text:style-name="T94_24"><text:s/></text:span><text:span text:style-name="T94_25">how</text:span><text:span text:style-name="T94_26"><text:s/></text:span><text:span text:style-name="T94_27">primitives</text:span><text:span text:style-name="T94_28"><text:s/></text:span><text:span text:style-name="T94_29">are</text:span><text:span text:style-name="T94_30"><text:s/></text:span><text:span text:style-name="T94_31">drawn</text:span><text:span text:style-name="T94_32"><text:s/></text:span><text:span text:style-name="T94_33">a</text:span><text:span text:style-name="T94_34"><text:s/></text:span><text:span text:style-name="T94_35">bit</text:span><text:span text:style-name="T94_36"><text:s/></text:span><text:span text:style-name="T94_37">more</text:span><text:span text:style-name="T94_38"><text:s/></text:span><text:span text:style-name="T94_39">intuitive</text:span><text:span text:style-name="T94_40"><text:s/></text:span><text:span text:style-name="T94_41">and</text:span><text:span text:style-name="T94_42"><text:s/></text:span><text:span text:style-name="T94_43">map</text:span><text:span text:style-name="T94_44"><text:s/></text:span><text:span text:style-name="T94_45">more</text:span><text:span text:style-name="T94_46"><text:s/></text:span><text:span text:style-name="T94_47">directly</text:span><text:span text:style-name="T94_48"><text:s/></text:span><text:span text:style-name="T94_49">to</text:span><text:span text:style-name="T94_50"><text:s/></text:span><text:span text:style-name="T94_51">how</text:span><text:span text:style-name="T94_52"><text:s/></text:span><text:span text:style-name="T94_53">the</text:span><text:span text:style-name="T94_54"><text:s/></text:span><text:span text:style-name="T94_55">underlying</text:span><text:span text:style-name="T94_56"><text:s/></text:span><text:span text:style-name="T94_57">OpenGL</text:span><text:span text:style-name="T94_58"><text:s/></text:span><text:span text:style-name="T94_59">implementation</text:span><text:span text:style-name="T94_60"><text:s/></text:span><text:span text:style-name="T94_61">does</text:span><text:span text:style-name="T94_62"><text:s/></text:span><text:span text:style-name="T94_63">it</text:span><text:span text:style-name="T94_6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.159cm" fo:margin-bottom="0.159cm" fo:margin-left="0.159cm" fo:margin-right="0.159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0cm" fo:margin-top="0.423cm" fo:margin-bottom="0.423cm" fo:margin-left="0cm" fo:margin-right="0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margin-top="0.397cm" fo:margin-bottom="0.397cm" fo:margin-left="0cm" fo:margin-right="0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0cm" fo:margin-top="0.423cm" fo:margin-bottom="0.423cm" fo:margin-left="0cm" fo:margin-right="0cm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0cm" fo:margin-top="0.45cm" fo:margin-bottom="0.45cm" fo:margin-left="0cm" fo:margin-right="0cm" style:writing-mode="lr-tb"/>
      <style:text-properties fo:font-style="normal" style:font-style-asian="normal" style:font-style-complex="normal" fo:font-size="10pt" style:font-size-asian="10pt" style:font-size-complex="10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0cm" fo:margin-top="0.45cm" fo:margin-bottom="0.45cm" fo:margin-left="0cm" fo:margin-right="0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text-indent="0cm" fo:margin-top="0.635cm" fo:margin-bottom="0.635cm" fo:margin-left="0cm" fo:margin-right="0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0cm" text:min-label-distance="-3.49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0cm" text:min-label-distance="-7.30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0cm" text:min-label-distance="-11.112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